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fo:border="0.06pt solid #000000"/>
    </style:style>
    <style:style style:name="ce3" style:family="table-cell" style:parent-style-name="Default">
      <style:table-cell-properties fo:background-color="#3333ff" fo:border="0.06pt solid #000000"/>
    </style:style>
    <style:style style:name="ce4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estudowelton2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10" table:default-cell-style-name="ce4"/>
        <table:table-row table:style-name="ro1">
          <table:table-cell table:style-name="ce1" office:value-type="string" calcext:value-type="string">
            <text:p>PRIMO</text:p>
          </table:table-cell>
          <table:table-cell table:style-name="ce1" office:value-type="string" calcext:value-type="string">
            <text:p>DIFPRI</text:p>
          </table:table-cell>
          <table:table-cell table:style-name="ce1" office:value-type="string" calcext:value-type="string">
            <text:p>ZERO</text:p>
          </table:table-cell>
          <table:table-cell table:style-name="ce1" office:value-type="string" calcext:value-type="string">
            <text:p>HUNS</text:p>
          </table:table-cell>
          <table:table-cell table:style-name="ce1" office:value-type="string" calcext:value-type="string">
            <text:p>DOIS</text:p>
          </table:table-cell>
          <table:table-cell table:style-name="ce1" office:value-type="string" calcext:value-type="string">
            <text:p>TRES</text:p>
          </table:table-cell>
          <table:table-cell table:style-name="ce1" office:value-type="string" calcext:value-type="string">
            <text:p>QTRO</text:p>
          </table:table-cell>
          <table:table-cell table:style-name="ce1" office:value-type="string" calcext:value-type="string">
            <text:p>CINC</text:p>
          </table:table-cell>
          <table:table-cell table:style-name="ce1" office:value-type="string" calcext:value-type="string">
            <text:p>SEIS</text:p>
          </table:table-cell>
          <table:table-cell table:style-name="ce1" office:value-type="string" calcext:value-type="string">
            <text:p>SETE</text:p>
          </table:table-cell>
          <table:table-cell table:style-name="ce1" office:value-type="string" calcext:value-type="string">
            <text:p>OITO</text:p>
          </table:table-cell>
          <table:table-cell table:style-name="ce1" office:value-type="string" calcext:value-type="string">
            <text:p>NO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72" calcext:value-type="float">
            <text:p>67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924" calcext:value-type="float">
            <text:p>92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936" calcext:value-type="float">
            <text:p>936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036" calcext:value-type="float">
            <text:p>1036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office:value-type="float" office:value="5266" calcext:value-type="float">
            <text:p>5266</text:p>
          </table:table-cell>
          <table:table-cell office:value-type="float" office:value="298" calcext:value-type="float">
            <text:p>29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271" calcext:value-type="float">
            <text:p>271</text:p>
          </table:table-cell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office:value-type="float" office:value="312" calcext:value-type="float">
            <text:p>312</text:p>
          </table:table-cell>
          <table:table-cell office:value-type="float" office:value="286" calcext:value-type="float">
            <text:p>286</text:p>
          </table:table-cell>
          <table:table-cell office:value-type="float" office:value="339" calcext:value-type="float">
            <text:p>339</text:p>
          </table:table-cell>
          <table:table-cell office:value-type="float" office:value="279" calcext:value-type="float">
            <text:p>279</text:p>
          </table:table-cell>
          <table:table-cell office:value-type="float" office:value="295" calcext:value-type="float">
            <text:p>29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float" office:value="1272" calcext:value-type="float">
            <text:p>127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  <table:table-cell office:value-type="float" office:value="331" calcext:value-type="float">
            <text:p>331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office:value-type="float" office:value="293" calcext:value-type="float">
            <text:p>293</text:p>
          </table:table-cell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9937" calcext:value-type="float">
            <text:p>19937</text:p>
          </table:table-cell>
          <table:table-cell office:value-type="float" office:value="8724" calcext:value-type="float">
            <text:p>8724</text:p>
          </table:table-cell>
          <table:table-cell office:value-type="float" office:value="568" calcext:value-type="float">
            <text:p>568</text:p>
          </table:table-cell>
          <table:table-cell office:value-type="float" office:value="599" calcext:value-type="float">
            <text:p>599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660" calcext:value-type="float">
            <text:p>660</text:p>
          </table:table-cell>
          <table:table-cell office:value-type="float" office:value="578" calcext:value-type="float">
            <text:p>578</text:p>
          </table:table-cell>
          <table:table-cell office:value-type="float" office:value="641" calcext:value-type="float">
            <text:p>641</text:p>
          </table:table-cell>
          <table:table-cell office:value-type="float" office:value="565" calcext:value-type="float">
            <text:p>565</text:p>
          </table:table-cell>
          <table:table-cell office:value-type="float" office:value="629" calcext:value-type="float">
            <text:p>629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1701" calcext:value-type="float">
            <text:p>21701</text:p>
          </table:table-cell>
          <table:table-cell office:value-type="float" office:value="1764" calcext:value-type="float">
            <text:p>1764</text:p>
          </table:table-cell>
          <table:table-cell office:value-type="float" office:value="642" calcext:value-type="float">
            <text:p>642</text:p>
          </table:table-cell>
          <table:table-cell office:value-type="float" office:value="701" calcext:value-type="float">
            <text:p>701</text:p>
          </table:table-cell>
          <table:table-cell office:value-type="float" office:value="659" calcext:value-type="float">
            <text:p>659</text:p>
          </table:table-cell>
          <table:table-cell office:value-type="float" office:value="653" calcext:value-type="float">
            <text:p>653</text:p>
          </table:table-cell>
          <table:table-cell office:value-type="float" office:value="640" calcext:value-type="float">
            <text:p>640</text:p>
          </table:table-cell>
          <table:table-cell office:value-type="float" office:value="635" calcext:value-type="float">
            <text:p>635</text:p>
          </table:table-cell>
          <table:table-cell office:value-type="float" office:value="648" calcext:value-type="float">
            <text:p>648</text:p>
          </table:table-cell>
          <table:table-cell office:value-type="float" office:value="641" calcext:value-type="float">
            <text:p>641</text:p>
          </table:table-cell>
          <table:table-cell office:value-type="float" office:value="655" calcext:value-type="float">
            <text:p>65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3209" calcext:value-type="float">
            <text:p>23209</text:p>
          </table:table-cell>
          <table:table-cell office:value-type="float" office:value="1508" calcext:value-type="float">
            <text:p>1508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 office:value-type="float" office:value="734" calcext:value-type="float">
            <text:p>734</text:p>
          </table:table-cell>
          <table:table-cell office:value-type="float" office:value="698" calcext:value-type="float">
            <text:p>698</text:p>
          </table:table-cell>
          <table:table-cell office:value-type="float" office:value="684" calcext:value-type="float">
            <text:p>684</text:p>
          </table:table-cell>
          <table:table-cell office:value-type="float" office:value="709" calcext:value-type="float">
            <text:p>709</text:p>
          </table:table-cell>
          <table:table-cell office:value-type="float" office:value="734" calcext:value-type="float">
            <text:p>734</text:p>
          </table:table-cell>
          <table:table-cell office:value-type="float" office:value="691" calcext:value-type="float">
            <text:p>691</text:p>
          </table:table-cell>
          <table:table-cell office:value-type="float" office:value="712" calcext:value-type="float">
            <text:p>71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4497" calcext:value-type="float">
            <text:p>44497</text:p>
          </table:table-cell>
          <table:table-cell office:value-type="float" office:value="21288" calcext:value-type="float">
            <text:p>21288</text:p>
          </table:table-cell>
          <table:table-cell office:value-type="float" office:value="1303" calcext:value-type="float">
            <text:p>1303</text:p>
          </table:table-cell>
          <table:table-cell office:value-type="float" office:value="1311" calcext:value-type="float">
            <text:p>1311</text:p>
          </table:table-cell>
          <table:table-cell office:value-type="float" office:value="1348" calcext:value-type="float">
            <text:p>1348</text:p>
          </table:table-cell>
          <table:table-cell office:value-type="float" office:value="1291" calcext:value-type="float">
            <text:p>1291</text:p>
          </table:table-cell>
          <table:table-cell office:value-type="float" office:value="1389" calcext:value-type="float">
            <text:p>1389</text:p>
          </table:table-cell>
          <table:table-cell office:value-type="float" office:value="1291" calcext:value-type="float">
            <text:p>1291</text:p>
          </table:table-cell>
          <table:table-cell office:value-type="float" office:value="1373" calcext:value-type="float">
            <text:p>1373</text:p>
          </table:table-cell>
          <table:table-cell office:value-type="float" office:value="1344" calcext:value-type="float">
            <text:p>1344</text:p>
          </table:table-cell>
          <table:table-cell office:value-type="float" office:value="1330" calcext:value-type="float">
            <text:p>1330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86243" calcext:value-type="float">
            <text:p>86243</text:p>
          </table:table-cell>
          <table:table-cell office:value-type="float" office:value="41746" calcext:value-type="float">
            <text:p>41746</text:p>
          </table:table-cell>
          <table:table-cell office:value-type="float" office:value="2628" calcext:value-type="float">
            <text:p>2628</text:p>
          </table:table-cell>
          <table:table-cell office:value-type="float" office:value="2543" calcext:value-type="float">
            <text:p>2543</text:p>
          </table:table-cell>
          <table:table-cell office:value-type="float" office:value="2694" calcext:value-type="float">
            <text:p>2694</text:p>
          </table:table-cell>
          <table:table-cell office:value-type="float" office:value="2560" calcext:value-type="float">
            <text:p>2560</text:p>
          </table:table-cell>
          <table:table-cell office:value-type="float" office:value="2636" calcext:value-type="float">
            <text:p>2636</text:p>
          </table:table-cell>
          <table:table-cell office:value-type="float" office:value="2562" calcext:value-type="float">
            <text:p>2562</text:p>
          </table:table-cell>
          <table:table-cell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office:value-type="float" office:value="2623" calcext:value-type="float">
            <text:p>2623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10503" calcext:value-type="float">
            <text:p>110503</text:p>
          </table:table-cell>
          <table:table-cell office:value-type="float" office:value="24260" calcext:value-type="float">
            <text:p>24260</text:p>
          </table:table-cell>
          <table:table-cell office:value-type="float" office:value="3359" calcext:value-type="float">
            <text:p>3359</text:p>
          </table:table-cell>
          <table:table-cell office:value-type="float" office:value="3306" calcext:value-type="float">
            <text:p>3306</text:p>
          </table:table-cell>
          <table:table-cell office:value-type="float" office:value="3392" calcext:value-type="float">
            <text:p>3392</text:p>
          </table:table-cell>
          <table:table-cell office:value-type="float" office:value="3262" calcext:value-type="float">
            <text:p>3262</text:p>
          </table:table-cell>
          <table:table-cell office:value-type="float" office:value="3283" calcext:value-type="float">
            <text:p>3283</text:p>
          </table:table-cell>
          <table:table-cell office:value-type="float" office:value="3306" calcext:value-type="float">
            <text:p>3306</text:p>
          </table:table-cell>
          <table:table-cell office:value-type="float" office:value="3346" calcext:value-type="float">
            <text:p>3346</text:p>
          </table:table-cell>
          <table:table-cell office:value-type="float" office:value="3303" calcext:value-type="float">
            <text:p>3303</text:p>
          </table:table-cell>
          <table:table-cell office:value-type="float" office:value="3377" calcext:value-type="float">
            <text:p>3377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132049" calcext:value-type="float">
            <text:p>132049</text:p>
          </table:table-cell>
          <table:table-cell office:value-type="float" office:value="21546" calcext:value-type="float">
            <text:p>21546</text:p>
          </table:table-cell>
          <table:table-cell office:value-type="float" office:value="3967" calcext:value-type="float">
            <text:p>3967</text:p>
          </table:table-cell>
          <table:table-cell office:value-type="float" office:value="4007" calcext:value-type="float">
            <text:p>4007</text:p>
          </table:table-cell>
          <table:table-cell office:value-type="float" office:value="3944" calcext:value-type="float">
            <text:p>3944</text:p>
          </table:table-cell>
          <table:table-cell office:value-type="float" office:value="4054" calcext:value-type="float">
            <text:p>4054</text:p>
          </table:table-cell>
          <table:table-cell office:value-type="float" office:value="3983" calcext:value-type="float">
            <text:p>3983</text:p>
          </table:table-cell>
          <table:table-cell office:value-type="float" office:value="3873" calcext:value-type="float">
            <text:p>3873</text:p>
          </table:table-cell>
          <table:table-cell office:value-type="float" office:value="3997" calcext:value-type="float">
            <text:p>3997</text:p>
          </table:table-cell>
          <table:table-cell office:value-type="float" office:value="4022" calcext:value-type="float">
            <text:p>4022</text:p>
          </table:table-cell>
          <table:table-cell office:value-type="float" office:value="3895" calcext:value-type="float">
            <text:p>3895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16091" calcext:value-type="float">
            <text:p>216091</text:p>
          </table:table-cell>
          <table:table-cell office:value-type="float" office:value="84042" calcext:value-type="float">
            <text:p>84042</text:p>
          </table:table-cell>
          <table:table-cell office:value-type="float" office:value="6531" calcext:value-type="float">
            <text:p>6531</text:p>
          </table:table-cell>
          <table:table-cell office:value-type="float" office:value="6401" calcext:value-type="float">
            <text:p>6401</text:p>
          </table:table-cell>
          <table:table-cell office:value-type="float" office:value="6548" calcext:value-type="float">
            <text:p>6548</text:p>
          </table:table-cell>
          <table:table-cell office:value-type="float" office:value="6452" calcext:value-type="float">
            <text:p>6452</text:p>
          </table:table-cell>
          <table:table-cell office:value-type="float" office:value="6592" calcext:value-type="float">
            <text:p>6592</text:p>
          </table:table-cell>
          <table:table-cell office:value-type="float" office:value="6451" calcext:value-type="float">
            <text:p>6451</text:p>
          </table:table-cell>
          <table:table-cell office:value-type="float" office:value="6535" calcext:value-type="float">
            <text:p>6535</text:p>
          </table:table-cell>
          <table:table-cell office:value-type="float" office:value="6619" calcext:value-type="float">
            <text:p>6619</text:p>
          </table:table-cell>
          <table:table-cell office:value-type="float" office:value="6493" calcext:value-type="float">
            <text:p>6493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float" office:value="756839" calcext:value-type="float">
            <text:p>756839</text:p>
          </table:table-cell>
          <table:table-cell office:value-type="float" office:value="540748" calcext:value-type="float">
            <text:p>540748</text:p>
          </table:table-cell>
          <table:table-cell office:value-type="float" office:value="22623" calcext:value-type="float">
            <text:p>22623</text:p>
          </table:table-cell>
          <table:table-cell office:value-type="float" office:value="22967" calcext:value-type="float">
            <text:p>22967</text:p>
          </table:table-cell>
          <table:table-cell office:value-type="float" office:value="22854" calcext:value-type="float">
            <text:p>22854</text:p>
          </table:table-cell>
          <table:table-cell office:value-type="float" office:value="22780" calcext:value-type="float">
            <text:p>22780</text:p>
          </table:table-cell>
          <table:table-cell office:value-type="float" office:value="22652" calcext:value-type="float">
            <text:p>22652</text:p>
          </table:table-cell>
          <table:table-cell office:value-type="float" office:value="22509" calcext:value-type="float">
            <text:p>22509</text:p>
          </table:table-cell>
          <table:table-cell office:value-type="float" office:value="22895" calcext:value-type="float">
            <text:p>22895</text:p>
          </table:table-cell>
          <table:table-cell office:value-type="float" office:value="22640" calcext:value-type="float">
            <text:p>22640</text:p>
          </table:table-cell>
          <table:table-cell office:value-type="float" office:value="22962" calcext:value-type="float">
            <text:p>22962</text:p>
          </table:table-cell>
          <table:table-cell office:value-type="float" office:value="22950" calcext:value-type="float">
            <text:p>22950</text:p>
          </table:table-cell>
        </table:table-row>
        <table:table-row table:style-name="ro1">
          <table:table-cell office:value-type="float" office:value="859433" calcext:value-type="float">
            <text:p>859433</text:p>
          </table:table-cell>
          <table:table-cell office:value-type="float" office:value="102594" calcext:value-type="float">
            <text:p>102594</text:p>
          </table:table-cell>
          <table:table-cell office:value-type="float" office:value="25684" calcext:value-type="float">
            <text:p>25684</text:p>
          </table:table-cell>
          <table:table-cell office:value-type="float" office:value="25695" calcext:value-type="float">
            <text:p>25695</text:p>
          </table:table-cell>
          <table:table-cell office:value-type="float" office:value="25811" calcext:value-type="float">
            <text:p>25811</text:p>
          </table:table-cell>
          <table:table-cell office:value-type="float" office:value="25897" calcext:value-type="float">
            <text:p>25897</text:p>
          </table:table-cell>
          <table:table-cell office:value-type="float" office:value="25989" calcext:value-type="float">
            <text:p>25989</text:p>
          </table:table-cell>
          <table:table-cell office:value-type="float" office:value="25569" calcext:value-type="float">
            <text:p>25569</text:p>
          </table:table-cell>
          <table:table-cell office:value-type="float" office:value="26068" calcext:value-type="float">
            <text:p>26068</text:p>
          </table:table-cell>
          <table:table-cell office:value-type="float" office:value="25956" calcext:value-type="float">
            <text:p>25956</text:p>
          </table:table-cell>
          <table:table-cell office:value-type="float" office:value="25897" calcext:value-type="float">
            <text:p>25897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float" office:value="1257787" calcext:value-type="float">
            <text:p>1257787</text:p>
          </table:table-cell>
          <table:table-cell office:value-type="float" office:value="398354" calcext:value-type="float">
            <text:p>398354</text:p>
          </table:table-cell>
          <table:table-cell office:value-type="float" office:value="37632" calcext:value-type="float">
            <text:p>37632</text:p>
          </table:table-cell>
          <table:table-cell office:value-type="float" office:value="37741" calcext:value-type="float">
            <text:p>37741</text:p>
          </table:table-cell>
          <table:table-cell office:value-type="float" office:value="38040" calcext:value-type="float">
            <text:p>38040</text:p>
          </table:table-cell>
          <table:table-cell office:value-type="float" office:value="38311" calcext:value-type="float">
            <text:p>38311</text:p>
          </table:table-cell>
          <table:table-cell office:value-type="float" office:value="38066" calcext:value-type="float">
            <text:p>38066</text:p>
          </table:table-cell>
          <table:table-cell office:value-type="float" office:value="37710" calcext:value-type="float">
            <text:p>37710</text:p>
          </table:table-cell>
          <table:table-cell office:value-type="float" office:value="37453" calcext:value-type="float">
            <text:p>37453</text:p>
          </table:table-cell>
          <table:table-cell office:value-type="float" office:value="38157" calcext:value-type="float">
            <text:p>38157</text:p>
          </table:table-cell>
          <table:table-cell office:value-type="float" office:value="37674" calcext:value-type="float">
            <text:p>37674</text:p>
          </table:table-cell>
          <table:table-cell office:value-type="float" office:value="37848" calcext:value-type="float">
            <text:p>37848</text:p>
          </table:table-cell>
        </table:table-row>
        <table:table-row table:style-name="ro1">
          <table:table-cell office:value-type="float" office:value="1398269" calcext:value-type="float">
            <text:p>1398269</text:p>
          </table:table-cell>
          <table:table-cell office:value-type="float" office:value="140482" calcext:value-type="float">
            <text:p>140482</text:p>
          </table:table-cell>
          <table:table-cell office:value-type="float" office:value="41466" calcext:value-type="float">
            <text:p>41466</text:p>
          </table:table-cell>
          <table:table-cell office:value-type="float" office:value="42025" calcext:value-type="float">
            <text:p>42025</text:p>
          </table:table-cell>
          <table:table-cell office:value-type="float" office:value="42078" calcext:value-type="float">
            <text:p>42078</text:p>
          </table:table-cell>
          <table:table-cell office:value-type="float" office:value="42158" calcext:value-type="float">
            <text:p>42158</text:p>
          </table:table-cell>
          <table:table-cell office:value-type="float" office:value="41963" calcext:value-type="float">
            <text:p>41963</text:p>
          </table:table-cell>
          <table:table-cell office:value-type="float" office:value="41784" calcext:value-type="float">
            <text:p>41784</text:p>
          </table:table-cell>
          <table:table-cell office:value-type="float" office:value="42593" calcext:value-type="float">
            <text:p>42593</text:p>
          </table:table-cell>
          <table:table-cell office:value-type="float" office:value="42191" calcext:value-type="float">
            <text:p>42191</text:p>
          </table:table-cell>
          <table:table-cell office:value-type="float" office:value="42404" calcext:value-type="float">
            <text:p>42404</text:p>
          </table:table-cell>
          <table:table-cell office:value-type="float" office:value="42259" calcext:value-type="float">
            <text:p>42259</text:p>
          </table:table-cell>
        </table:table-row>
        <table:table-row table:style-name="ro1">
          <table:table-cell office:value-type="float" office:value="2976221" calcext:value-type="float">
            <text:p>2976221</text:p>
          </table:table-cell>
          <table:table-cell office:value-type="float" office:value="1577952" calcext:value-type="float">
            <text:p>1577952</text:p>
          </table:table-cell>
          <table:table-cell office:value-type="float" office:value="89586" calcext:value-type="float">
            <text:p>89586</text:p>
          </table:table-cell>
          <table:table-cell office:value-type="float" office:value="89717" calcext:value-type="float">
            <text:p>89717</text:p>
          </table:table-cell>
          <table:table-cell office:value-type="float" office:value="89608" calcext:value-type="float">
            <text:p>89608</text:p>
          </table:table-cell>
          <table:table-cell office:value-type="float" office:value="88965" calcext:value-type="float">
            <text:p>88965</text:p>
          </table:table-cell>
          <table:table-cell office:value-type="float" office:value="89464" calcext:value-type="float">
            <text:p>89464</text:p>
          </table:table-cell>
          <table:table-cell office:value-type="float" office:value="89636" calcext:value-type="float">
            <text:p>89636</text:p>
          </table:table-cell>
          <table:table-cell office:value-type="float" office:value="89151" calcext:value-type="float">
            <text:p>89151</text:p>
          </table:table-cell>
          <table:table-cell office:value-type="float" office:value="89941" calcext:value-type="float">
            <text:p>89941</text:p>
          </table:table-cell>
          <table:table-cell office:value-type="float" office:value="90019" calcext:value-type="float">
            <text:p>90019</text:p>
          </table:table-cell>
          <table:table-cell office:value-type="float" office:value="89845" calcext:value-type="float">
            <text:p>89845</text:p>
          </table:table-cell>
        </table:table-row>
        <table:table-row table:style-name="ro1">
          <table:table-cell office:value-type="float" office:value="3021377" calcext:value-type="float">
            <text:p>3021377</text:p>
          </table:table-cell>
          <table:table-cell office:value-type="float" office:value="45156" calcext:value-type="float">
            <text:p>45156</text:p>
          </table:table-cell>
          <table:table-cell office:value-type="float" office:value="90933" calcext:value-type="float">
            <text:p>90933</text:p>
          </table:table-cell>
          <table:table-cell office:value-type="float" office:value="91544" calcext:value-type="float">
            <text:p>91544</text:p>
          </table:table-cell>
          <table:table-cell office:value-type="float" office:value="91264" calcext:value-type="float">
            <text:p>91264</text:p>
          </table:table-cell>
          <table:table-cell office:value-type="float" office:value="90860" calcext:value-type="float">
            <text:p>90860</text:p>
          </table:table-cell>
          <table:table-cell office:value-type="float" office:value="90183" calcext:value-type="float">
            <text:p>90183</text:p>
          </table:table-cell>
          <table:table-cell office:value-type="float" office:value="90660" calcext:value-type="float">
            <text:p>90660</text:p>
          </table:table-cell>
          <table:table-cell office:value-type="float" office:value="91608" calcext:value-type="float">
            <text:p>91608</text:p>
          </table:table-cell>
          <table:table-cell office:value-type="float" office:value="90438" calcext:value-type="float">
            <text:p>90438</text:p>
          </table:table-cell>
          <table:table-cell office:value-type="float" office:value="90880" calcext:value-type="float">
            <text:p>90880</text:p>
          </table:table-cell>
          <table:table-cell office:value-type="float" office:value="91156" calcext:value-type="float">
            <text:p>91156</text:p>
          </table:table-cell>
        </table:table-row>
        <table:table-row table:style-name="ro1">
          <table:table-cell office:value-type="float" office:value="6972593" calcext:value-type="float">
            <text:p>6972593</text:p>
          </table:table-cell>
          <table:table-cell office:value-type="float" office:value="3951216" calcext:value-type="float">
            <text:p>3951216</text:p>
          </table:table-cell>
          <table:table-cell office:value-type="float" office:value="210503" calcext:value-type="float">
            <text:p>210503</text:p>
          </table:table-cell>
          <table:table-cell office:value-type="float" office:value="210666" calcext:value-type="float">
            <text:p>210666</text:p>
          </table:table-cell>
          <table:table-cell office:value-type="float" office:value="209777" calcext:value-type="float">
            <text:p>209777</text:p>
          </table:table-cell>
          <table:table-cell office:value-type="float" office:value="209261" calcext:value-type="float">
            <text:p>209261</text:p>
          </table:table-cell>
          <table:table-cell office:value-type="float" office:value="209826" calcext:value-type="float">
            <text:p>209826</text:p>
          </table:table-cell>
          <table:table-cell office:value-type="float" office:value="210103" calcext:value-type="float">
            <text:p>210103</text:p>
          </table:table-cell>
          <table:table-cell office:value-type="float" office:value="210078" calcext:value-type="float">
            <text:p>210078</text:p>
          </table:table-cell>
          <table:table-cell office:value-type="float" office:value="209779" calcext:value-type="float">
            <text:p>209779</text:p>
          </table:table-cell>
          <table:table-cell office:value-type="float" office:value="210064" calcext:value-type="float">
            <text:p>210064</text:p>
          </table:table-cell>
          <table:table-cell office:value-type="float" office:value="208903" calcext:value-type="float">
            <text:p>208903</text:p>
          </table:table-cell>
        </table:table-row>
        <table:table-row table:style-name="ro1">
          <table:table-cell office:value-type="float" office:value="25964951" calcext:value-type="float">
            <text:p>25964951</text:p>
          </table:table-cell>
          <table:table-cell office:value-type="float" office:value="1928368" calcext:value-type="float">
            <text:p>1928368</text:p>
          </table:table-cell>
          <table:table-cell office:value-type="float" office:value="780856" calcext:value-type="float">
            <text:p>780856</text:p>
          </table:table-cell>
          <table:table-cell office:value-type="float" office:value="782317" calcext:value-type="float">
            <text:p>782317</text:p>
          </table:table-cell>
          <table:table-cell office:value-type="float" office:value="780962" calcext:value-type="float">
            <text:p>780962</text:p>
          </table:table-cell>
          <table:table-cell office:value-type="float" office:value="782157" calcext:value-type="float">
            <text:p>782157</text:p>
          </table:table-cell>
          <table:table-cell office:value-type="float" office:value="780278" calcext:value-type="float">
            <text:p>780278</text:p>
          </table:table-cell>
          <table:table-cell office:value-type="float" office:value="782062" calcext:value-type="float">
            <text:p>782062</text:p>
          </table:table-cell>
          <table:table-cell office:value-type="float" office:value="781611" calcext:value-type="float">
            <text:p>781611</text:p>
          </table:table-cell>
          <table:table-cell office:value-type="float" office:value="782258" calcext:value-type="float">
            <text:p>782258</text:p>
          </table:table-cell>
          <table:table-cell office:value-type="float" office:value="781865" calcext:value-type="float">
            <text:p>781865</text:p>
          </table:table-cell>
          <table:table-cell office:value-type="float" office:value="781864" calcext:value-type="float">
            <text:p>781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21:58:42.954221316</dc:date>
    <meta:editing-duration>PT6M56S</meta:editing-duration>
    <meta:editing-cycles>1</meta:editing-cycles>
    <meta:document-statistic meta:table-count="1" meta:cell-count="468" meta:object-count="0"/>
    <meta:generator>LibreOffice/5.0.5.2$Linux_X86_64 LibreOffice_project/00m0$Build-2</meta:generator>
  </office:meta>
</office:document-meta>
</file>